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</text:p>
      <text:p text:style-name="Standard">trieda: sexta</text:p>
      <text:p text:style-name="Standard">škola: Gymnázium J.J. Bánovce</text:p>
      <text:p text:style-name="Standard">úloha č.3</text:p>
      <text:p text:style-name="Standard"/>
      <text:p text:style-name="Standard">Tak asi najoptimálnejšie riešenie je zapamätať si chodby v matici susednosti.</text:p>
      <text:p text:style-name="Standard">Potom môžu nastať 3 prípady:</text:p>
      <text:list xml:id="list1564912900" text:style-name="L1">
        <text:list-item>
          <text:p text:style-name="P1">cieľová miestnosť je súčasne aj východiskovou</text:p>
          <text:p text:style-name="P1">na to potrebujeme konštantne času</text:p>
        </text:list-item>
        <text:list-item>
          <text:p text:style-name="P1">z východiskovej miestnosti sa dá dostať do cieľovej pomocou 1 chodby – to len skontrolujeme, či susedí cieľová s východiskovou miestnosťou <text:s/>- potrebujeme konštantne času </text:p>
        </text:list-item>
        <text:list-item>
          <text:p text:style-name="P1">do cieľovej sa dá dostať pomocou 2 chodieb</text:p>
          <text:p text:style-name="P1">mohli by sme skúsiť BFS, ale to je v tomto prípade hodne pomalé, preto vysúšame urobiť niečo takéto:</text:p>
          <text:p text:style-name="P1">zapamätáme si susedov východiskovej miestnosti a potom ich porovnávame so susedmi cieľovej miestnosti. Ak sa nájde zhoda, tak sme vyhrali.</text:p>
          <text:p text:style-name="P1">Na toto potrebujeme lineárne veľa času, pretože potrebujeme skontrolovať všetkých susedov východiskovej a všetkých susedov cieľovej miesnosti. A tých je dokopy 2N, čiže potrebujeme lineárne veľa času od počtu miestností.</text:p>
        </text:list-item>
      </text:list>
      <text:p text:style-name="Standard"/>
      <text:p text:style-name="Standard">Takže sme zistili, že v najhoršom prípade potrebujeme na jednu otázku lineárne veľa času, takže na všetky otázky to bude O(q.n), kde n je počet miestností a q je počet otázok.</text:p>
      <text:p text:style-name="Standard"/>
      <text:p text:style-name="Standard">Čo sa týka pamäťovej zložitosti, tak tá je O(n^2), pretože si musíme zapamätať maticu susednosí.</text:p>
      <text:p text:style-name="Standard">Susedov, ktorých si musíme zapamätať v 3. prípade, tak tých je lineárny počet od n, takže pamäťová zložitosť zostáva stále kvadratická.</text:p>
      <text:p text:style-name="Standard"/>
      <text:p text:style-name="Standard"/>
      <text:p text:style-name="Standard"/>
      <text:p text:style-name="Standard">#include &lt;iostream&gt;</text:p>
      <text:p text:style-name="Standard">#include &lt;string&gt;</text:p>
      <text:p text:style-name="Standard">#include &lt;stdlib.h&gt;</text:p>
      <text:p text:style-name="Standard">#include &lt;sstream&gt;</text:p>
      <text:p text:style-name="Standard">#include &lt;math.h&gt;</text:p>
      <text:p text:style-name="Standard">#include &lt;stdio.h&gt;</text:p>
      <text:p text:style-name="Standard">#include &lt;vector&gt;</text:p>
      <text:p text:style-name="Standard">using namespace std;</text:p>
      <text:p text:style-name="Standard"></text:p>
      <text:p text:style-name="Standard"></text:p>
      <text:p text:style-name="Standard"></text:p>
      <text:p text:style-name="Standard">bool pole[15000][15000];<text:tab/><text:tab/><text:tab/><text:tab/>//matica susedností</text:p>
      <text:p text:style-name="Standard"></text:p>
      <text:p text:style-name="Standard"></text:p>
      <text:p text:style-name="Standard"></text:p>
      <text:p text:style-name="Standard">int main(){</text:p>
      <text:p text:style-name="Standard">int n,m,k;</text:p>
      <text:p text:style-name="Standard"></text:p>
      <text:p text:style-name="Standard">cin&gt;&gt;n&gt;&gt;m&gt;&gt;k;</text:p>
      <text:p text:style-name="Standard"></text:p>
      <text:p text:style-name="Standard">for(int i=0; i&lt;m; i++){</text:p>
      <text:p text:style-name="Standard">int p1,p2;</text:p>
      <text:p text:style-name="Standard"><text:soft-page-break/>cin&gt;&gt;p1&gt;&gt;p2;</text:p>
      <text:p text:style-name="Standard">pole[p1][p2]=true;</text:p>
      <text:p text:style-name="Standard">pole[p2][p1]=true;<text:tab/><text:tab/><text:tab/><text:tab/><text:tab/>//načítame vstup do matice susedností</text:p>
      <text:p text:style-name="Standard">}</text:p>
      <text:p text:style-name="Standard"></text:p>
      <text:p text:style-name="Standard"></text:p>
      <text:p text:style-name="Standard"></text:p>
      <text:p text:style-name="Standard">for(int i=0; i&lt;k; i++)<text:tab/><text:tab/><text:tab/><text:tab/><text:tab/>//odpovedáme otázky</text:p>
      <text:p text:style-name="Standard">{</text:p>
      <text:p text:style-name="Standard"></text:p>
      <text:p text:style-name="Standard">int p,q,ok=0;</text:p>
      <text:p text:style-name="Standard">cin&gt;&gt;p&gt;&gt;q;</text:p>
      <text:p text:style-name="Standard">if(p==q)ok=1;<text:tab/><text:tab/><text:tab/><text:tab/><text:tab/><text:tab/>//ak je východisková zároveň cieľovou</text:p>
      <text:p text:style-name="Standard">if(pole[p][q]==true) ok=1;<text:tab/><text:tab/><text:tab/><text:tab/>//ak východisková susedí s cieľovou</text:p>
      <text:p text:style-name="Standard">if(ok==0){</text:p>
      <text:p text:style-name="Standard">vector &lt;int&gt; V;</text:p>
      <text:p text:style-name="Standard">for(int i=1; i&lt;=n; i++){</text:p>
      <text:p text:style-name="Standard">if(pole[p][i]==true) V.push_back(i);<text:tab/><text:tab/><text:tab/>//zistíme si susedov východiskovej miestnosti</text:p>
      <text:p text:style-name="Standard">}</text:p>
      <text:p text:style-name="Standard"></text:p>
      <text:p text:style-name="Standard">for(int i=n; i&gt;0; i—){<text:tab/><text:tab/><text:tab/><text:tab/><text:tab/>//hľadáme susedov odzadu, aby sme ich mohli rovno porovnávať s tými vo vectore</text:p>
      <text:p text:style-name="Standard">if(pole[q][i]==true){</text:p>
      <text:p text:style-name="Standard">int d=0;</text:p>
      <text:p text:style-name="Standard">while(ok==0 &amp;&amp; !V.empty()){</text:p>
      <text:p text:style-name="Standard"></text:p>
      <text:p text:style-name="Standard">if(V.back()&gt;=i){<text:tab/><text:tab/><text:tab/><text:tab/><text:tab/></text:p>
      <text:p text:style-name="Standard">d=V.back();</text:p>
      <text:p text:style-name="Standard">V.pop_back();<text:tab/><text:tab/><text:tab/><text:tab/><text:tab/><text:tab/>//ak je sused príliš veľký, nikdy sa k nemu už nedostaneme, tak preto ho odstránime</text:p>
      <text:p text:style-name="Standard">}</text:p>
      <text:p text:style-name="Standard">else break;</text:p>
      <text:p text:style-name="Standard">if(d==i){ ok=1;}<text:tab/><text:tab/><text:tab/><text:tab/><text:tab/>//ak sme našli zhodu s susedoch</text:p>
      <text:p text:style-name="Standard"></text:p>
      <text:p text:style-name="Standard">}</text:p>
      <text:p text:style-name="Standard"></text:p>
      <text:p text:style-name="Standard">}</text:p>
      <text:p text:style-name="Standard">if(ok==1) break;<text:tab/><text:tab/><text:tab/><text:tab/><text:tab/>//ok končíme</text:p>
      <text:p text:style-name="Standard"></text:p>
      <text:p text:style-name="Standard">}</text:p>
      <text:p text:style-name="Standard"></text:p>
      <text:p text:style-name="Standard"></text:p>
      <text:p text:style-name="Standard">}</text:p>
      <text:p text:style-name="Standard">if(ok==1) cout&lt;&lt;"Ano"&lt;&lt;endl;<text:tab/><text:tab/><text:tab/>//vypíšeme</text:p>
      <text:p text:style-name="Standard">else cout&lt;&lt;"Nie"&lt;&lt;endl;</text:p>
      <text:p text:style-name="Standard">}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<text:soft-page-break/></text:p>
      <text:p text:style-name="Standard"></text:p>
      <text:p text:style-name="Standard"></text:p>
      <text:p text:style-name="Standard">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1-01T19:59:16</meta:creation-date>
    <dc:date>2012-01-01T20:19:34</dc:date>
    <dc:creator>kabell </dc:creator>
    <meta:editing-duration>PT3M27S</meta:editing-duration>
    <meta:editing-cycles>2</meta:editing-cycles>
    <meta:generator>LibreOffice/3.4$Unix LibreOffice_project/340m1$Build-402</meta:generator>
    <meta:document-statistic meta:table-count="0" meta:image-count="0" meta:object-count="0" meta:page-count="3" meta:paragraph-count="93" meta:word-count="357" meta:character-count="2554" meta:non-whitespace-character-count="2139"/>
  </office:meta>
</office:document-meta>
</file>